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46ce" officeooo:paragraph-rsid="001b46ce"/>
    </style:style>
    <style:style style:name="P2" style:family="paragraph" style:parent-style-name="Standard">
      <style:text-properties officeooo:rsid="001cd634" officeooo:paragraph-rsid="001cd634"/>
    </style:style>
    <style:style style:name="P3" style:family="paragraph" style:parent-style-name="Standard">
      <style:text-properties officeooo:rsid="001e7717" officeooo:paragraph-rsid="001e7717"/>
    </style:style>
    <style:style style:name="P4" style:family="paragraph" style:parent-style-name="Standard">
      <style:text-properties fo:font-style="normal" officeooo:rsid="001e7717" officeooo:paragraph-rsid="001e7717" style:font-style-asian="normal" style:font-style-complex="normal"/>
    </style:style>
    <style:style style:name="P5" style:family="paragraph" style:parent-style-name="Standard">
      <style:text-properties fo:font-style="normal" officeooo:rsid="001ea7df" officeooo:paragraph-rsid="001ea7df" style:font-style-asian="normal" style:font-style-complex="normal"/>
    </style:style>
    <style:style style:name="P6" style:family="paragraph" style:parent-style-name="Standard">
      <style:text-properties fo:font-style="normal" officeooo:rsid="001ea9e7" officeooo:paragraph-rsid="001ea9e7" style:font-style-asian="normal" style:font-style-complex="normal"/>
    </style:style>
    <style:style style:name="P7" style:family="paragraph" style:parent-style-name="Standard">
      <style:text-properties fo:font-style="normal" officeooo:rsid="00209153" officeooo:paragraph-rsid="00209153" style:font-style-asian="normal" style:font-style-complex="normal"/>
    </style:style>
    <style:style style:name="P8" style:family="paragraph" style:parent-style-name="Standard">
      <style:text-properties fo:font-style="normal" officeooo:rsid="00212535" officeooo:paragraph-rsid="00212535" style:font-style-asian="normal" style:font-style-complex="normal"/>
    </style:style>
    <style:style style:name="P9" style:family="paragraph" style:parent-style-name="Standard">
      <style:text-properties fo:font-style="normal" officeooo:rsid="0021f264" officeooo:paragraph-rsid="0021f264" style:font-style-asian="normal" style:font-style-complex="normal"/>
    </style:style>
    <style:style style:name="P10" style:family="paragraph" style:parent-style-name="Standard">
      <style:text-properties officeooo:rsid="001ea7df" officeooo:paragraph-rsid="001ea7df"/>
    </style:style>
    <style:style style:name="P11" style:family="paragraph" style:parent-style-name="Standard">
      <style:text-properties fo:font-style="italic" officeooo:rsid="001e7717" officeooo:paragraph-rsid="001e7717" style:font-style-asian="italic" style:font-style-complex="italic"/>
    </style:style>
    <style:style style:name="P12" style:family="paragraph" style:parent-style-name="Standard">
      <style:text-properties fo:font-style="normal" officeooo:rsid="0021f264" officeooo:paragraph-rsid="0021f264" style:font-style-asian="normal" style:font-style-complex="normal"/>
    </style:style>
    <style:style style:name="P13" style:family="paragraph" style:parent-style-name="Standard">
      <style:text-properties fo:font-style="normal" officeooo:rsid="0023b9ee" officeooo:paragraph-rsid="0023b9ee" style:font-style-asian="normal" style:font-style-complex="normal"/>
    </style:style>
    <style:style style:name="P14" style:family="paragraph" style:parent-style-name="Standard">
      <style:text-properties fo:font-style="normal" officeooo:rsid="00253f05" officeooo:paragraph-rsid="00253f05" style:font-style-asian="normal" style:font-style-complex="normal"/>
    </style:style>
    <style:style style:name="P15" style:family="paragraph" style:parent-style-name="Standard">
      <style:text-properties fo:font-style="normal" officeooo:rsid="002632e7" officeooo:paragraph-rsid="002632e7" style:font-style-asian="normal" style:font-style-complex="normal"/>
    </style:style>
    <style:style style:name="P16" style:family="paragraph" style:parent-style-name="Standard">
      <style:text-properties fo:font-style="normal" officeooo:rsid="00268562" officeooo:paragraph-rsid="00268562" style:font-style-asian="normal" style:font-style-complex="normal"/>
    </style:style>
    <style:style style:name="P17" style:family="paragraph" style:parent-style-name="Standard">
      <style:text-properties fo:font-style="normal" officeooo:rsid="00279487" officeooo:paragraph-rsid="00279487" style:font-style-asian="normal" style:font-style-complex="normal"/>
    </style:style>
    <style:style style:name="P18" style:family="paragraph" style:parent-style-name="Standard">
      <style:text-properties fo:font-style="normal" officeooo:rsid="002809a5" officeooo:paragraph-rsid="002809a5" style:font-style-asian="normal" style:font-style-complex="normal"/>
    </style:style>
    <style:style style:name="P19" style:family="paragraph" style:parent-style-name="Standard">
      <style:text-properties fo:font-style="normal" officeooo:rsid="00289ede" officeooo:paragraph-rsid="00289ede" style:font-style-asian="normal" style:font-style-complex="normal"/>
    </style:style>
    <style:style style:name="P20" style:family="paragraph" style:parent-style-name="Standard">
      <style:text-properties fo:font-style="normal" officeooo:rsid="00297d83" officeooo:paragraph-rsid="00297d83" style:font-style-asian="normal" style:font-style-complex="normal"/>
    </style:style>
    <style:style style:name="T1" style:family="text">
      <style:text-properties officeooo:rsid="001cd634"/>
    </style:style>
    <style:style style:name="T2" style:family="text">
      <style:text-properties fo:font-style="italic" style:font-style-asian="italic" style:font-style-complex="italic"/>
    </style:style>
    <style:style style:name="T3" style:family="text">
      <style:text-properties officeooo:rsid="001ea7df"/>
    </style:style>
    <style:style style:name="T4" style:family="text">
      <style:text-properties officeooo:rsid="00209153"/>
    </style:style>
    <style:style style:name="T5" style:family="text">
      <style:text-properties officeooo:rsid="0021f901"/>
    </style:style>
    <style:style style:name="T6" style:family="text">
      <style:text-properties officeooo:rsid="0023b9ee"/>
    </style:style>
    <style:style style:name="T7" style:family="text">
      <style:text-properties officeooo:rsid="00268562"/>
    </style:style>
    <style:style style:name="T8" style:family="text">
      <style:text-properties officeooo:rsid="00279487"/>
    </style:style>
    <style:style style:name="T9" style:family="text">
      <style:text-properties officeooo:rsid="002809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VOCABULAIRE ANGLAIS</text:p>
      <text:p text:style-name="P10"/>
      <text:p text:style-name="P10">Vertices = sommets</text:p>
      <text:p text:style-name="P10">Vertex = sommet</text:p>
      <text:p text:style-name="P10">Edges = arretes</text:p>
      <text:p text:style-name="P10">neighbors = voisins</text:p>
      <text:p text:style-name="P10">a walk = une marche</text:p>
      <text:p text:style-name="P10">a path = un chemin</text:p>
      <text:p text:style-name="P10"/>
      <text:p text:style-name="P1"/>
      <text:p text:style-name="P1"/>
      <text:p text:style-name="P1">//<text:span text:style-name="T1">Abstract</text:span></text:p>
      <text:p text:style-name="P1"/>
      <text:p text:style-name="P1">La thèse porte sur l’étude du dollar game, une variaton du « chip firing game » ou du « sand-piling game »</text:p>
      <text:p text:style-name="P1">Le chip firing game part aussi d’un graphe valué mais ne permet de « tirer » depuis un sommet seulement si la valeur du sommet est supérieure ou égale a son degré. <text:span text:style-name="T1">Le but final étant d’atteindre un état stable, c’est a dire un état ou aucun des sommet ne peut « tirer ».</text:span></text:p>
      <text:p text:style-name="P2">Quand au sand-piling game je n’ai pas réussi a trouver des document le concernant.</text:p>
      <text:p text:style-name="P2"/>
      <text:p text:style-name="P2">Tout ces jeux rentrent donc dans la catégorie des « chip firing games » a ne pas confondre avec le « chip firing game » qui lui représente le jeu originel. La thèse va donc parler de l’évolution ainsi que l’histoire de ces jeux et en parralèle approfondir le dollar game.</text:p>
      <text:p text:style-name="P2"/>
      <text:p text:style-name="P2">//Introduction</text:p>
      <text:p text:style-name="P2"/>
      <text:p text:style-name="P2">L’étude des chip-firing games commence dans les années 80 (1983 a priori d’après wikipedia) et a s’est developpé dans les années 80-90.</text:p>
      <text:p text:style-name="P3">Le dollar game a été crée par Matthew H. Baker. <text:span text:style-name="T2">Peu de renseignement sur lui mais un document est indiqué dans la bibliographie, une traduction doit être faites et le document a l’air assez technique mais c’est une piste.</text:span></text:p>
      <text:p text:style-name="P3"><text:a xlink:type="simple" xlink:href="https://www.sciencedirect.com/science/article/pii/S0001870807001454" text:style-name="Internet_20_link" text:visited-style-name="Visited_20_Internet_20_Link"><text:span text:style-name="T2">https://www.sciencedirect.com/science/article/pii/S0001870807001454</text:span></text:a></text:p>
      <text:p text:style-name="P11"/>
      <text:p text:style-name="P4">Point intéressant : Baker a determiné les conditions necessaire d’une partie gagnable et egalement les conditions suffisante d’une partie gagnable.</text:p>
      <text:p text:style-name="P4">La these va donc etendre le travail de Baker grâce a des preuves . <text:span text:style-name="T3">L’auteur parle egalement des algorithmes qu’il a concu afin de résoudre une partie avec certaines conditions suffisantes a l’entrée.</text:span></text:p>
      <text:p text:style-name="P4"/>
      <text:p text:style-name="P5">La these se découpe ainsi : Il parle en premier de théorie des graphes afin de pouvoir comprendre pleinement la suite, ensuite il abordera les chip firing games afin de comprendre comment on est arrivé au dollar game etpour finir une analyse approfondi du dollar game avec tout les resultats qu’ils ont réussi a obtenir.</text:p>
      <text:p text:style-name="P5"/>
      <text:p text:style-name="P5">//1,2</text:p>
      <text:p text:style-name="P6">Pas grand-chose a dire, c’est les bases de nos cours de graphe avec le rappel de toute les definitions importante (sommet, arretes, chemine…). Comme c’est en anglais j’ai juste traduit les termes important.</text:p>
      <text:p text:style-name="P6"/>
      <text:p text:style-name="P6"/>
      <text:p text:style-name="P6"/>
      <text:p text:style-name="P6"/>
      <text:p text:style-name="P6"/>
      <text:p text:style-name="P6"><text:soft-page-break/>//2.1</text:p>
      <text:p text:style-name="P6">L’origine des chip firing games viens d’une études sur un processus d’« équilibrage d’un vecteur » ( pas sur que les termes soient correct). <text:span text:style-name="T4">Voici l’experience :</text:span></text:p>
      <text:p text:style-name="P7">Soit N un entier positif et V un vecteur de taille N. On place la valeur de N au centre de V. Ensuite a chaque itération on regarde toute les valeurs du vecteur et si la valeur est superieur a 1, on lui soustrait deux fois sa moitié arrondi et redistribue sa moitié arrondi a gauche et a droite. On s’arrête dès que toute les valeurs sont supérieures a 1.</text:p>
      <text:p text:style-name="P7"/>
      <text:p text:style-name="P8">Après avoir lu l’introduction de livre 4 de la bibliographie je me suis rendu compte qu’il y avait une petite coquille dans l’explication de faites dans la these. En effet si N est pair alors V sera de taille N+1 sinon le vecteur ne possède pas de milieu. Dans tout les cas l’experience se termine toujours de la meme manière, si N est impair le vecteur ne comportera que des 1 et si N est pair le vecteur ne comportera que des 1 a l’exception du centre qui vaudra 0.</text:p>
      <text:p text:style-name="P8"/>
      <text:p text:style-name="P9">Ca a conduit a une sorte de prototype du chip firing game, des piles de disques en ligne et un tour consiste a choisir une pile qui possède au moins 2 disque et de donner un disque a droite et un disque a gauche.</text:p>
      <text:p text:style-name="P9">Plusieurs constatation ont été faites :</text:p>
      <text:p text:style-name="P9"/>
      <text:p text:style-name="P9">-Si on reprend la configuration initial avec une pile de taille N et qu’on applique la nouvelle méthode on obtient le meme vecteur de fin obtenu grâce a la première version.</text:p>
      <text:p text:style-name="P9"/>
      <text:p text:style-name="P9">-<text:span text:style-name="T5">SI on prend une configuration de départ de pile en ligne donné, quel que soit l’ordre de déplacement des pile, le résultat sera toujours le meme a la fin (cf exemple 3)</text:span></text:p>
      <text:p text:style-name="P9"/>
      <text:p text:style-name="P9">//<text:span text:style-name="T6">2.2</text:span></text:p>
      <text:p text:style-name="P13">Petit rappel un peu plus détaillé du chip firing game original. On part d’un graphe connexe valué par des entiers positifs, un tour autorisé equivaut a selectionner un sommet dont la valeur est superieur ou egale a son degre lui retirer un montant égal a son dégré puis retiré 1 a chacun de ses voisins. Une partie est finie si a la fin d’un tour il n’existe plus de mouvement auroisé. Le problème étant de savoir si un jeu est solvable ou non.</text:p>
      <text:p text:style-name="P14">On note N le poids total du graphe</text:p>
      <text:p text:style-name="P14"/>
      <text:p text:style-name="P14">Lemme 4 : Si une partie termine, alors il y a au moins un sommet qui n’a pas tiré</text:p>
      <text:p text:style-name="P14">Lemme 5 : Si une partie ne termine pas, tout les sommets tire une infinité de fois.</text:p>
      <text:p text:style-name="P14">Theoreme 6 : Soit E le nombre d’arretes. SI N &lt; E alors C(G) se stabilisera</text:p>
      <text:p text:style-name="P14">Theoreme 7 : Soit E le nombre d’arretes et V le nombre de sommets. Si N&gt; 2E – V, alors C(G) ne se <text:s/>stabilisera jamais.</text:p>
      <text:p text:style-name="P14">Theoreme 8 : Si N ≥ E, Il existe toujours une configuration de départ qui mène a une partie non solvable.</text:p>
      <text:p text:style-name="P14">Theoreme 9 : SI N ≤ 2E – V, il existe toujours une configuration de départ qui mène a une partie solvable.</text:p>
      <text:p text:style-name="P14"/>
      <text:p text:style-name="P14">//2.3</text:p>
      <text:p text:style-name="P14">Petite variante du chip firing games : bank game.</text:p>
      <text:p text:style-name="P14">Même principe avec une nouvelle règle, un sommet est désigné comme banque et ne peut tiré que si il est le seul a pouvoir tirer. Le graphe est dit (bank stable) si le seul sommet qui peut tirer est la banque.</text:p>
      <text:p text:style-name="P14"/>
      <text:p text:style-name="P14">Theoreme 12 : Une configuration du bank game sur un graphe G deviendra toujours stable (bank stable)</text:p>
      <text:p text:style-name="P14"/>
      <text:p text:style-name="P14"><text:soft-page-break/></text:p>
      <text:p text:style-name="P15">3</text:p>
      <text:p text:style-name="P15">On arrive au sujet qui nous interesse. Petit rappel des nouvelles règles établis par le dollar game. Un sommet peut maintenant être négatif. Le jeu est terminé si tout les sommets sont positifs ou nuls. La valeur des sommets est considéré maintenant comme un montant de dollars.</text:p>
      <text:p text:style-name="P15"/>
      <text:p text:style-name="P15">Definition 13 : Un sommet peut effectuer un ‘l<text:span text:style-name="T7">e</text:span>nding move’ en donnant un donnant un dollar a chacun de ses voisins. Comme on est maintenant dans le dollar game le sommet qui donne ne doit pas nécessairement avoir un nombre de dollar superieur ou egal a son degré.</text:p>
      <text:p text:style-name="P15"/>
      <text:p text:style-name="P15">Definition 14 : Un sommet <text:span text:style-name="T7">peut effectuer un ‘borrowing move’ en prenant un dollar a chacun de ses voisins. Encore, on se fiche de savoir si les voisins ont 1 dollar a donner.</text:span></text:p>
      <text:p text:style-name="P15"/>
      <text:p text:style-name="P16">Definition 15 : Soit G un graphe. Soit D(v) la valeur en dollar pour chaque sommet v. On dit qu’un sommet a D(v) sollars et on appelle une cofiguration du graphe donné D(G).</text:p>
      <text:p text:style-name="P16"/>
      <text:p text:style-name="P16">Theorem 16 : Si une partie d’un graphe G est gagnable, alors le nombre total de dollar sur la table est superieur ou egal a 0.</text:p>
      <text:p text:style-name="P16"/>
      <text:p text:style-name="P16">Lemme 17 : Le resultat d’un lending move peut être réalisé a l’aide d’une série de borrowing move.</text:p>
      <text:p text:style-name="P16"/>
      <text:p text:style-name="P16">Corollaire 18 : Si une partie sur un graphe G avec une configuraiton initiale D(G) est gagnable, alors la partie peut être gagné uniquement grâce a des borrowing moves.</text:p>
      <text:p text:style-name="P16"/>
      <text:p text:style-name="P16">Lemme 19 : Les borrowing moves sont commutatifs, l’ordre dans lequel ils sont effectués n’a pas d’importance.</text:p>
      <text:p text:style-name="P16"/>
      <text:p text:style-name="P16">Définition 20 : Soit T un graphe connexe acyclique (un arbre). Soit P un chemin dans T. Soit xi un sommet de P. <text:span text:style-name="T8">Alors définissons un sous arbre xi-SA comme étant un sous graphe de T contenant xi et les branches de xi qui ne sont pas le long de P.</text:span></text:p>
      <text:p text:style-name="P16"/>
      <text:p text:style-name="P17">Lemme 21 : Pour une partie sur un arbre T, <text:span text:style-name="T9">un dollar peut etre bougé d’un sommet a un autre tout en maintenant le montant en dollars des autres sommets du graphe.</text:span></text:p>
      <text:p text:style-name="P17"/>
      <text:p text:style-name="P18">Corollaire 22 : Si une partie sur un arbre T a pour configuration D(T) tel que le montant total de dollars sur le graphe est positif ou nul, alors la partie est gagnable.</text:p>
      <text:p text:style-name="P18"/>
      <text:p text:style-name="P18">3.1 dollar game avec des cycles</text:p>
      <text:p text:style-name="P18"/>
      <text:p text:style-name="P18">Un montant de dollar total positif ou nul sur un graphe est une condition nécéssaire pour que la partie soit gagnable, mais pas suffisante.</text:p>
      <text:p text:style-name="P18"/>
      <text:p text:style-name="P19">Theoreme 23 : Un configuration afvec une somme de dollar egale a 0 <text:s/>sur un graphe triangle est gagnable si et seulement si la différence entre le montant initial de dollar de deux sommets est un multiple de 3.</text:p>
      <text:p text:style-name="P19"/>
      <text:p text:style-name="P19">3.1.1</text:p>
      <text:p text:style-name="P19"/>
      <text:p text:style-name="P19">Definition 24 : Pour un graphe G, soit V le nombre de sommets de G, E le nombre d’arrete de G. Alors le nombre de Betti de G est E-V+1. <text:s/>Cela peut aussi etre vu comme le nombre minimum d’arretes a supprimer pour obtenir un arbre.</text:p>
      <text:p text:style-name="P19"/>
      <text:p text:style-name="P20"><text:soft-page-break/>Theoreme 25 : Pour un graphe G avec une configuration initiale D(G), si le montant total de dollar est superieur ou egal au nombre de betti de G , alors la partie est gagnable.</text:p>
      <text:p text:style-name="P20"/>
      <text:p text:style-name="P20">Proposition 26 : Si C est un cycle avec une configuration D(C) tel que le montant total de dollars est egal a 1, alors on peut déplacer un dollar depuis un sommet positif vers un sommet negatif sans entrainer la dette d’un autre sommet.</text:p>
      <text:p text:style-name="P20"/>
      <text:p text:style-name="P20">3.1.2</text:p>
      <text:p text:style-name="P20"/>
      <text:p text:style-name="P20">Proposition 27 : Etant donné un graphe G connexe avec un configuration D(G), si le montant total de dollar du graphe est superieur ou egal ou nombre de betti du graphe, alors il existe une sequence de borrowing move qui menent a au moins un sommet negatif sur le graph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4:49:46.313000000</meta:creation-date>
    <dc:date>2021-03-11T12:07:26.079000000</dc:date>
    <meta:editing-duration>PT27M22S</meta:editing-duration>
    <meta:editing-cycles>2</meta:editing-cycles>
    <meta:generator>LibreOffice/7.0.4.2$Windows_X86_64 LibreOffice_project/dcf040e67528d9187c66b2379df5ea4407429775</meta:generator>
    <meta:document-statistic meta:table-count="0" meta:image-count="0" meta:object-count="0" meta:page-count="4" meta:paragraph-count="63" meta:word-count="1563" meta:character-count="8438" meta:non-whitespace-character-count="6933"/>
  </office:meta>
</office:document-meta>
</file>